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700000072B232F169D66714C6.png" manifest:media-type="image/png"/>
  <manifest:file-entry manifest:full-path="Pictures/10000201000001470000007296A8614FC7339AD8.png" manifest:media-type="image/png"/>
  <manifest:file-entry manifest:full-path="Pictures/100002010000014700000072A3BF56127D52ECAD.png" manifest:media-type="image/png"/>
  <manifest:file-entry manifest:full-path="Pictures/100002010000025E000003E617F3E5FCA023E2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Chilanka" svg:font-family="Chilanka" style:font-pitch="variable"/>
    <style:font-face style:name="KacstBook" svg:font-family="KacstBook" style:font-pitch="variable"/>
    <style:font-face style:name="KacstOffice" svg:font-family="KacstOffice" style:font-pitch="variable"/>
    <style:font-face style:name="Lato Light" svg:font-family="'Lato Light'" style:font-pitch="variable"/>
    <style:font-face style:name="Loma" svg:font-family="Loma" style:font-pitch="variable"/>
    <style:font-face style:name="Nimbus Roman" svg:font-family="'Nimbus Roman'" style:font-pitch="variable"/>
    <style:font-face style:name="Pagul" svg:font-family="Pagul" style:font-pitch="variable"/>
    <style:font-face style:name="Rachana" svg:font-family="Rachana" style:font-pitch="variable"/>
    <style:font-face style:name="Rekha" svg:font-family="Rekha" style:font-pitch="variable"/>
    <style:font-face style:name="Saab" svg:font-family="Saab" style:font-pitch="variable"/>
    <style:font-face style:name="Sarai" svg:font-family="Sarai" style:font-pitch="variable"/>
    <style:font-face style:name="Tlwg Typist" svg:font-family="'Tlwg Typist'" style:font-pitch="variable"/>
    <style:font-face style:name="Yrsa" svg:font-family="Yrsa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09cm, 8.113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20pt" fo:font-style="italic" fo:text-shadow="1pt 1pt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style:font-name="Liberation Sans1" fo:font-size="20pt" fo:font-style="italic" fo:text-shadow="1pt 1pt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style:font-name="Liberation Sans1" fo:font-size="20pt" fo:font-style="italic" fo:text-shadow="1pt 1pt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98cm" svg:height="20.369cm" svg:x="0.128cm" svg:y="0.508cm">
          <draw:image xlink:href="Pictures/100002010000025E000003E617F3E5FCA023E2A1.png" xlink:type="simple" xlink:show="embed" xlink:actuate="onLoad" loext:mime-type="image/png">
            <text:p/>
          </draw:image>
        </draw:frame>
        <draw:frame draw:style-name="gr2" draw:text-style-name="P1" draw:layer="layout" svg:width="3.826cm" svg:height="1.334cm" svg:x="17.764cm" svg:y="0.635cm">
          <draw:image xlink:href="Pictures/100002010000014700000072A3BF56127D52ECAD.png" xlink:type="simple" xlink:show="embed" xlink:actuate="onLoad" loext:mime-type="image/png">
            <text:p/>
          </draw:image>
        </draw:frame>
        <draw:frame draw:style-name="gr2" draw:text-style-name="P1" draw:layer="layout" svg:width="3.813cm" svg:height="1.329cm" svg:x="17.65cm" svg:y="3.624cm">
          <draw:image xlink:href="Pictures/10000201000001470000007296A8614FC7339AD8.png" xlink:type="simple" xlink:show="embed" xlink:actuate="onLoad" loext:mime-type="image/png">
            <text:p/>
          </draw:image>
        </draw:frame>
        <draw:frame draw:style-name="gr2" draw:text-style-name="P1" draw:layer="layout" svg:width="3.683cm" svg:height="1.284cm" svg:x="17.653cm" svg:y="9.15cm">
          <draw:image xlink:href="Pictures/100002010000014700000072B232F169D66714C6.png" xlink:type="simple" xlink:show="embed" xlink:actuate="onLoad" loext:mime-type="image/png">
            <text:p/>
          </draw:image>
        </draw:frame>
        <draw:frame draw:style-name="gr3" draw:text-style-name="P3" draw:layer="layout" svg:width="9.779cm" svg:height="1.038cm" svg:x="19.685cm" svg:y="2.137cm">
          <draw:text-box>
            <text:p text:style-name="P2"><text:span text:style-name="T1">4130 Steel 862 MPa</text:span></text:p>
          </draw:text-box>
        </draw:frame>
        <draw:frame draw:style-name="gr3" draw:text-style-name="P3" draw:layer="layout" svg:width="9.779cm" svg:height="1.038cm" svg:x="19.558cm" svg:y="5.185cm">
          <draw:text-box>
            <text:p text:style-name="P2"><text:span text:style-name="T1">4130 Steel 1034 MPa</text:span></text:p>
          </draw:text-box>
        </draw:frame>
        <draw:frame draw:style-name="gr3" draw:text-style-name="P3" draw:layer="layout" svg:width="9.779cm" svg:height="1.038cm" svg:x="19.304cm" svg:y="10.9cm">
          <draw:text-box>
            <text:p text:style-name="P2"><text:span text:style-name="T1">4130 Steel 1241 MP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Chilanka" svg:font-family="Chilanka" style:font-pitch="variable"/>
    <style:font-face style:name="KacstBook" svg:font-family="KacstBook" style:font-pitch="variable"/>
    <style:font-face style:name="KacstOffice" svg:font-family="KacstOffice" style:font-pitch="variable"/>
    <style:font-face style:name="Lato Light" svg:font-family="'Lato Light'" style:font-pitch="variable"/>
    <style:font-face style:name="Loma" svg:font-family="Loma" style:font-pitch="variable"/>
    <style:font-face style:name="Nimbus Roman" svg:font-family="'Nimbus Roman'" style:font-pitch="variable"/>
    <style:font-face style:name="Pagul" svg:font-family="Pagul" style:font-pitch="variable"/>
    <style:font-face style:name="Rachana" svg:font-family="Rachana" style:font-pitch="variable"/>
    <style:font-face style:name="Rekha" svg:font-family="Rekha" style:font-pitch="variable"/>
    <style:font-face style:name="Saab" svg:font-family="Saab" style:font-pitch="variable"/>
    <style:font-face style:name="Sarai" svg:font-family="Sarai" style:font-pitch="variable"/>
    <style:font-face style:name="Tlwg Typist" svg:font-family="'Tlwg Typist'" style:font-pitch="variable"/>
    <style:font-face style:name="Yrsa" svg:font-family="Yrsa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21:45:12.679988262</meta:creation-date>
    <dc:date>2021-05-18T21:56:06.066756919</dc:date>
    <meta:editing-duration>PT23S</meta:editing-duration>
    <meta:editing-cycles>1</meta:editing-cycles>
    <meta:document-statistic meta:object-count="7"/>
    <meta:generator>LibreOffice/6.4.7.2$Linux_X86_64 LibreOffice_project/40$Build-2</meta:generator>
  </office:meta>
</office:document-meta>
</file>